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8pt" fo:font-weight="bold" officeooo:rsid="000daf0f" officeooo:paragraph-rsid="000daf0f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FreeMono" fo:font-size="10.5pt" officeooo:rsid="000daf0f" officeooo:paragraph-rsid="000daf0f" style:font-size-asian="10.5pt" style:font-size-complex="10.5pt"/>
    </style:style>
    <style:style style:name="P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style:font-name="FreeMono" fo:font-size="10.5pt" officeooo:rsid="000daf0f" officeooo:paragraph-rsid="000daf0f" style:font-size-asian="10.5pt" style:font-size-complex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D Lab 7</text:p>
      <text:p text:style-name="P1">Name: Paawan Kohli</text:p>
      <text:p text:style-name="P1">Reg No.: 180905416</text:p>
      <text:p text:style-name="P1"/>
      <text:p text:style-name="P2">#include &lt;stdio.h&gt;</text:p>
      <text:p text:style-name="P2">#include &lt;ctype.h&gt;</text:p>
      <text:p text:style-name="P2">#include &lt;string.h&gt;</text:p>
      <text:p text:style-name="P2">#include &lt;stdlib.h&gt;</text:p>
      <text:p text:style-name="P2"/>
      <text:p text:style-name="P2"/>
      <text:p text:style-name="P2">// global row and col tracker</text:p>
      <text:p text:style-name="P2">int row = 1;</text:p>
      <text:p text:style-name="P2">int col = 0;</text:p>
      <text:p text:style-name="P2"/>
      <text:p text:style-name="P2">// keywords</text:p>
      <text:p text:style-name="P2">char keyword[][20] = {"auto", "break", "case", "char", "const", "continue",</text:p>
      <text:p text:style-name="P2"><text:s text:c="22"/>"default", "do", "double", "else", "enum", "extern",</text:p>
      <text:p text:style-name="P2"><text:s text:c="22"/>"float", "for", "goto", "if", "int", "long", "register",</text:p>
      <text:p text:style-name="P2"><text:s text:c="22"/>"return", "short", "signed", "sizeof", "static", "struct",</text:p>
      <text:p text:style-name="P2"><text:s text:c="22"/>"switch", "typedef", "union", "unsigned", "void",</text:p>
      <text:p text:style-name="P2"><text:s text:c="22"/>"volatile", "while", "printf", "scanf", "bool"</text:p>
      <text:p text:style-name="P2"><text:s text:c="21"/>};</text:p>
      <text:p text:style-name="P2"/>
      <text:p text:style-name="P2">// no of keywords = 32 c keywords + printf + scanf + bool</text:p>
      <text:p text:style-name="P2">int nok = 32 + 3;</text:p>
      <text:p text:style-name="P2"/>
      <text:p text:style-name="P2">// datatypes</text:p>
      <text:p text:style-name="P2">char datatype[][20] = {"int", "char", "bool", "void"};</text:p>
      <text:p text:style-name="P2"/>
      <text:p text:style-name="P2">// no. of datatypes</text:p>
      <text:p text:style-name="P2">int nod = 4;</text:p>
      <text:p text:style-name="P2"/>
      <text:p text:style-name="P2">char dbuff[20];</text:p>
      <text:p text:style-name="P2"/>
      <text:p text:style-name="P2">// when int, char, bool or void is encountered,</text:p>
      <text:p text:style-name="P2">// an identifier is expected. Hence, expectID is set to 1</text:p>
      <text:p text:style-name="P2">int expectID = 0;</text:p>
      <text:p text:style-name="P2"/>
      <text:p text:style-name="P2"/>
      <text:p text:style-name="P2"/>
      <text:p text:style-name="P2"/>
      <text:p text:style-name="P2"/>
      <text:p text:style-name="P2">// ::::::::::For Lexical Analysis and Symbol Table::::::::::</text:p>
      <text:p text:style-name="P2"/>
      <text:p text:style-name="P2"/>
      <text:p text:style-name="P2">// struct for a token</text:p>
      <text:p text:style-name="P2">typedef struct {</text:p>
      <text:p text:style-name="P2"><text:tab/>char token_name[50];</text:p>
      <text:p text:style-name="P2"><text:tab/>unsigned int row, col;</text:p>
      <text:p text:style-name="P2"><text:tab/>int index;</text:p>
      <text:p text:style-name="P2">} token;</text:p>
      <text:p text:style-name="P2"/>
      <text:p text:style-name="P2"/>
      <text:p text:style-name="P2">// return a token</text:p>
      <text:p text:style-name="P2">token create_token(char n[], int r, int c, int i) {</text:p>
      <text:p text:style-name="P2"><text:tab/>token m;</text:p>
      <text:p text:style-name="P2"/>
      <text:p text:style-name="P2"><text:tab/>strcpy(m.token_name, n);</text:p>
      <text:p text:style-name="P2"><text:tab/>m.row = r;</text:p>
      <text:p text:style-name="P2"><text:tab/>m.col = c;</text:p>
      <text:p text:style-name="P2"><text:tab/>m.index = i;</text:p>
      <text:p text:style-name="P2"/>
      <text:p text:style-name="P2"><text:tab/>return m;</text:p>
      <text:p text:style-name="P2">}</text:p>
      <text:p text:style-name="P2"/>
      <text:p text:style-name="P2"/>
      <text:p text:style-name="P2"><text:soft-page-break/>// print a token</text:p>
      <text:p text:style-name="P2">void print_token(token t, FILE* out) {</text:p>
      <text:p text:style-name="P2"><text:tab/>fprintf(out, "&lt;%s,%d,%d,%d&gt;", t.token_name, t.row, t.col, t.index);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>// struct for a row of the symbol table</text:p>
      <text:p text:style-name="P2">typedef struct {</text:p>
      <text:p text:style-name="P2"><text:tab/>int index;</text:p>
      <text:p text:style-name="P2"><text:tab/>char Lex_name[50];</text:p>
      <text:p text:style-name="P2"><text:tab/>char type[20];</text:p>
      <text:p text:style-name="P2"><text:tab/>int size;</text:p>
      <text:p text:style-name="P2">} tableRow;</text:p>
      <text:p text:style-name="P2"/>
      <text:p text:style-name="P2"/>
      <text:p text:style-name="P2">// struct for the symbol table containing multiple rows</text:p>
      <text:p text:style-name="P2">typedef struct {</text:p>
      <text:p text:style-name="P2"><text:tab/>int entries;</text:p>
      <text:p text:style-name="P2"><text:tab/>tableRow tR[50];</text:p>
      <text:p text:style-name="P2">} table;</text:p>
      <text:p text:style-name="P2"/>
      <text:p text:style-name="P2"/>
      <text:p text:style-name="P2">// store name of the current table and current table</text:p>
      <text:p text:style-name="P2">char currTableName[20];</text:p>
      <text:p text:style-name="P2">table currTable;</text:p>
      <text:p text:style-name="P2"/>
      <text:p text:style-name="P2"/>
      <text:p text:style-name="P2">// resets the entries in table to 2</text:p>
      <text:p text:style-name="P2">void reset_table() {</text:p>
      <text:p text:style-name="P2"><text:tab/>currTable.entries = 0;</text:p>
      <text:p text:style-name="P2">}</text:p>
      <text:p text:style-name="P2"/>
      <text:p text:style-name="P2"/>
      <text:p text:style-name="P2">// print the details of the table</text:p>
      <text:p text:style-name="P2">void print_table(FILE* out) {</text:p>
      <text:p text:style-name="P2"><text:tab/>if (currTable.entries == 0) {</text:p>
      <text:p text:style-name="P2"><text:tab/><text:tab/>return;</text:p>
      <text:p text:style-name="P2"><text:tab/>}</text:p>
      <text:p text:style-name="P2"/>
      <text:p text:style-name="P2"><text:tab/>fprintf(out, "%s\n", currTableName);</text:p>
      <text:p text:style-name="P2"><text:tab/>fprintf(out, "\tLex_Name\tType\tSize\n");</text:p>
      <text:p text:style-name="P2"/>
      <text:p text:style-name="P2"><text:tab/>for (int i = 0; i &lt; currTable.entries; i++)</text:p>
      <text:p text:style-name="P2"><text:tab/><text:tab/>fprintf(out, "%d\t%s\t\t%s\t%d\n", currTable.tR[i].index,</text:p>
      <text:p text:style-name="P2"><text:tab/><text:tab/><text:tab/><text:tab/>currTable.tR[i].Lex_name, currTable.tR[i].type, <text:tab/><text:tab/><text:tab/><text:tab/><text:tab/><text:tab/><text:tab/>currTable.tR[i].size);</text:p>
      <text:p text:style-name="P2"/>
      <text:p text:style-name="P2"><text:tab/>fprintf(out, "\n");</text:p>
      <text:p text:style-name="P2">}</text:p>
      <text:p text:style-name="P2"/>
      <text:p text:style-name="P2">// insert a record into table. Lexyme Name, Type, Size</text:p>
      <text:p text:style-name="P2">void insert(char n[], char t[], int s) {</text:p>
      <text:p text:style-name="P2"><text:tab/>int idx = currTable.entries;</text:p>
      <text:p text:style-name="P2"/>
      <text:p text:style-name="P2"><text:tab/>currTable.tR[idx].index = idx + 1;</text:p>
      <text:p text:style-name="P2"><text:tab/>strcpy(currTable.tR[idx].Lex_name, n);</text:p>
      <text:p text:style-name="P2"><text:tab/>strcpy(currTable.tR[idx].type, t);</text:p>
      <text:p text:style-name="P2"><text:tab/>currTable.tR[idx].size = s;</text:p>
      <text:p text:style-name="P2"/>
      <text:p text:style-name="P2"><text:tab/>currTable.entries++;</text:p>
      <text:p text:style-name="P2">}</text:p>
      <text:p text:style-name="P2"/>
      <text:p text:style-name="P2"/>
      <text:p text:style-name="P2"/>
      <text:p text:style-name="P2"/>
      <text:p text:style-name="P2"><text:soft-page-break/>// search for the record in the symbol table</text:p>
      <text:p text:style-name="P2">int search(char* name) {</text:p>
      <text:p text:style-name="P2"><text:tab/>for (int i = 0; i &lt; currTable.entries; i++)</text:p>
      <text:p text:style-name="P2"><text:tab/><text:tab/>if (strcmp(name, currTable.tR[i].Lex_name) == 0)</text:p>
      <text:p text:style-name="P2"><text:tab/><text:tab/><text:tab/>return i + 1;</text:p>
      <text:p text:style-name="P2"/>
      <text:p text:style-name="P2"><text:tab/>return 0;</text:p>
      <text:p text:style-name="P2">}</text:p>
      <text:p text:style-name="P2"/>
      <text:p text:style-name="P2"/>
      <text:p text:style-name="P2"/>
      <text:p text:style-name="P2"/>
      <text:p text:style-name="P2"/>
      <text:p text:style-name="P2">// :::::::::::Helper Functions:::::::::::::::</text:p>
      <text:p text:style-name="P2"/>
      <text:p text:style-name="P2"/>
      <text:p text:style-name="P2">token ArOp(int key, int row, int col) {</text:p>
      <text:p text:style-name="P2"><text:tab/>return create_token("ArOp", row, col, key);</text:p>
      <text:p text:style-name="P2">}</text:p>
      <text:p text:style-name="P2"/>
      <text:p text:style-name="P2">token RelOp(int key, int row, int col) {</text:p>
      <text:p text:style-name="P2"><text:tab/>return create_token("RelOp", row, col, key);</text:p>
      <text:p text:style-name="P2">}</text:p>
      <text:p text:style-name="P2"/>
      <text:p text:style-name="P2">token LogOp(int key, int row, int col) {</text:p>
      <text:p text:style-name="P2"><text:tab/>switch (key) {</text:p>
      <text:p text:style-name="P2"><text:tab/>case 1:</text:p>
      <text:p text:style-name="P2"><text:tab/><text:tab/>return create_token("AND", row, col, -1);</text:p>
      <text:p text:style-name="P2"><text:tab/>case 2:</text:p>
      <text:p text:style-name="P2"><text:tab/><text:tab/>return create_token("ORR", row, col, -1);</text:p>
      <text:p text:style-name="P2"><text:tab/>case 3:</text:p>
      <text:p text:style-name="P2"><text:tab/><text:tab/>return create_token("NOT", row, col, -1);</text:p>
      <text:p text:style-name="P2"><text:tab/>}</text:p>
      <text:p text:style-name="P2">}</text:p>
      <text:p text:style-name="P2"/>
      <text:p text:style-name="P2">token AssOp(int key, int row, int col) {</text:p>
      <text:p text:style-name="P2"><text:tab/>switch (key) {</text:p>
      <text:p text:style-name="P2"><text:tab/>case 1:</text:p>
      <text:p text:style-name="P2"><text:tab/><text:tab/>return create_token("ASS", row, col, -1);</text:p>
      <text:p text:style-name="P2"><text:tab/>case 2:</text:p>
      <text:p text:style-name="P2"><text:tab/><text:tab/>return create_token("ADA", row, col, -1);</text:p>
      <text:p text:style-name="P2"><text:tab/>case 3:</text:p>
      <text:p text:style-name="P2"><text:tab/><text:tab/>return create_token("SBA", row, col, -1);</text:p>
      <text:p text:style-name="P2"><text:tab/>case 4:</text:p>
      <text:p text:style-name="P2"><text:tab/><text:tab/>return create_token("MLA", row, col, -1);</text:p>
      <text:p text:style-name="P2"><text:tab/>case 5:</text:p>
      <text:p text:style-name="P2"><text:tab/><text:tab/>return create_token("DVA", row, col, -1);</text:p>
      <text:p text:style-name="P2"><text:tab/>case 6:</text:p>
      <text:p text:style-name="P2"><text:tab/><text:tab/>return create_token("MDA", row, col, -1);</text:p>
      <text:p text:style-name="P2"><text:tab/>}</text:p>
      <text:p text:style-name="P2">}</text:p>
      <text:p text:style-name="P2"/>
      <text:p text:style-name="P2">token SpecChar(char n, int row, int col, int i) {</text:p>
      <text:p text:style-name="P2"><text:tab/>char temp[2];</text:p>
      <text:p text:style-name="P2"><text:tab/>temp[0] = n;</text:p>
      <text:p text:style-name="P2"><text:tab/>temp[1] = '\0';</text:p>
      <text:p text:style-name="P2"><text:tab/>return create_token(temp, row, col, i);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oken getNextToken(FILE* f, FILE* out, FILE* st) {</text:p>
      <text:p text:style-name="P2"><text:tab/>int t_index = -1;</text:p>
      <text:p text:style-name="P2"><text:tab/></text:p>
      <text:p text:style-name="P2"><text:tab/>char c = getc(f); col++;</text:p>
      <text:p text:style-name="P2"/>
      <text:p text:style-name="P2"><text:tab/>if (c == EOF) {</text:p>
      <text:p text:style-name="P2"><text:tab/><text:tab/>print_table(st);</text:p>
      <text:p text:style-name="P2"><text:tab/><text:tab/>return create_token("$", row, col, -1);</text:p>
      <text:p text:style-name="P2"><text:tab/>}</text:p>
      <text:p text:style-name="P2"/>
      <text:p text:style-name="P2"><text:tab/>token T;</text:p>
      <text:p text:style-name="P2"><text:tab/></text:p>
      <text:p text:style-name="P2"><text:tab/>if (c == '\n') {</text:p>
      <text:p text:style-name="P2"><text:tab/><text:tab/>row++; col = 1;</text:p>
      <text:p text:style-name="P2"/>
      <text:p text:style-name="P2"><text:tab/><text:tab/>c = getc(f);</text:p>
      <text:p text:style-name="P2"><text:tab/>}</text:p>
      <text:p text:style-name="P2"><text:tab/></text:p>
      <text:p text:style-name="P2"><text:tab/>if (c == '/') {</text:p>
      <text:p text:style-name="P2"><text:tab/><text:tab/>c = getc(f);</text:p>
      <text:p text:style-name="P2"><text:tab/><text:tab/></text:p>
      <text:p text:style-name="P2"><text:tab/><text:tab/>if (c == '/') {</text:p>
      <text:p text:style-name="P2"><text:tab/><text:tab/><text:tab/></text:p>
      <text:p text:style-name="P2"><text:tab/><text:tab/><text:tab/>do {</text:p>
      <text:p text:style-name="P2"><text:tab/><text:tab/><text:tab/><text:tab/>c = getc(f);</text:p>
      <text:p text:style-name="P2"><text:tab/><text:tab/><text:tab/>} while (c != '\n');</text:p>
      <text:p text:style-name="P2"/>
      <text:p text:style-name="P2"><text:tab/><text:tab/><text:tab/>row++; col = 0;</text:p>
      <text:p text:style-name="P2"><text:tab/><text:tab/>} </text:p>
      <text:p text:style-name="P2"/>
      <text:p text:style-name="P2"><text:tab/><text:tab/>else if (c == '*') {</text:p>
      <text:p text:style-name="P2"><text:tab/><text:tab/><text:tab/>do {</text:p>
      <text:p text:style-name="P2"><text:tab/><text:tab/><text:tab/><text:tab/>do {</text:p>
      <text:p text:style-name="P2"><text:tab/><text:tab/><text:tab/><text:tab/><text:tab/>c = getc(f);</text:p>
      <text:p text:style-name="P2"><text:tab/><text:tab/><text:tab/><text:tab/>} while (c != '*');</text:p>
      <text:p text:style-name="P2"><text:tab/><text:tab/><text:tab/><text:tab/></text:p>
      <text:p text:style-name="P2"><text:tab/><text:tab/><text:tab/><text:tab/>c = getc(f);</text:p>
      <text:p text:style-name="P2"><text:tab/><text:tab/><text:tab/>} while (c != '/');</text:p>
      <text:p text:style-name="P2"><text:tab/><text:tab/><text:tab/></text:p>
      <text:p text:style-name="P2"><text:tab/><text:tab/><text:tab/>c = getc(f);</text:p>
      <text:p text:style-name="P2"><text:tab/><text:tab/><text:tab/>col--;</text:p>
      <text:p text:style-name="P2"><text:tab/><text:tab/>} </text:p>
      <text:p text:style-name="P2"/>
      <text:p text:style-name="P2"><text:tab/><text:tab/>else {</text:p>
      <text:p text:style-name="P2"><text:tab/><text:tab/><text:tab/>fseek(f, -2, SEEK_CUR);</text:p>
      <text:p text:style-name="P2"><text:tab/><text:tab/><text:tab/>c = getc(f);</text:p>
      <text:p text:style-name="P2"><text:tab/><text:tab/>}</text:p>
      <text:p text:style-name="P2"><text:tab/>}</text:p>
      <text:p text:style-name="P2"/>
      <text:p text:style-name="P2"/>
      <text:p text:style-name="P2"><text:tab/>if (c == '\"') {</text:p>
      <text:p text:style-name="P2"><text:tab/><text:tab/></text:p>
      <text:p text:style-name="P2"><text:tab/><text:tab/>int length = 0;</text:p>
      <text:p text:style-name="P2"><text:tab/><text:tab/></text:p>
      <text:p text:style-name="P2"><text:tab/><text:tab/>do {</text:p>
      <text:p text:style-name="P2"><text:tab/><text:tab/><text:tab/>c = getc(f);</text:p>
      <text:p text:style-name="P2"><text:tab/><text:tab/><text:tab/>length++;</text:p>
      <text:p text:style-name="P2"><text:tab/><text:tab/>} while (c != '\"');</text:p>
      <text:p text:style-name="P2"><text:tab/><text:tab/></text:p>
      <text:p text:style-name="P2"><text:tab/><text:tab/>T = create_token("string", row, col, -1);</text:p>
      <text:p text:style-name="P2"><text:tab/><text:tab/>col += length;</text:p>
      <text:p text:style-name="P2"><text:tab/>}</text:p>
      <text:p text:style-name="P2"/>
      <text:p text:style-name="P2"><text:tab/></text:p>
      <text:p text:style-name="P2"/>
      <text:p text:style-name="P2"/>
      <text:p text:style-name="P2"/>
      <text:p text:style-name="P2"/>
      <text:p text:style-name="P2"/>
      <text:p text:style-name="P2"><text:soft-page-break/><text:tab/>else if (c == '#') {</text:p>
      <text:p text:style-name="P2"><text:tab/><text:tab/>do {</text:p>
      <text:p text:style-name="P2"><text:tab/><text:tab/><text:tab/>c = getc(f);</text:p>
      <text:p text:style-name="P2"><text:tab/><text:tab/>} while (c != '\n');</text:p>
      <text:p text:style-name="P2"><text:tab/><text:tab/></text:p>
      <text:p text:style-name="P2"><text:tab/><text:tab/>row++; col = 0;</text:p>
      <text:p text:style-name="P2"><text:tab/><text:tab/>return getNextToken(f, out, st);</text:p>
      <text:p text:style-name="P2"><text:tab/>}</text:p>
      <text:p text:style-name="P2"/>
      <text:p text:style-name="P2"><text:tab/>else if (c == '+') {</text:p>
      <text:p text:style-name="P2"><text:tab/><text:tab/>c = getc(f);</text:p>
      <text:p text:style-name="P2"/>
      <text:p text:style-name="P2"><text:tab/><text:tab/>if (c == '+') {</text:p>
      <text:p text:style-name="P2"><text:tab/><text:tab/><text:tab/>T = ArOp(6, row, col);</text:p>
      <text:p text:style-name="P2"><text:tab/><text:tab/><text:tab/>col++;</text:p>
      <text:p text:style-name="P2"><text:tab/><text:tab/>} else if (c == '=') {</text:p>
      <text:p text:style-name="P2"><text:tab/><text:tab/><text:tab/>T = AssOp(2, row, col);</text:p>
      <text:p text:style-name="P2"><text:tab/><text:tab/><text:tab/>col++;</text:p>
      <text:p text:style-name="P2"><text:tab/><text:tab/>} else {</text:p>
      <text:p text:style-name="P2"><text:tab/><text:tab/><text:tab/>fseek(f, -1, SEEK_CUR);</text:p>
      <text:p text:style-name="P2"><text:tab/><text:tab/><text:tab/>T = ArOp(1, row, col);</text:p>
      <text:p text:style-name="P2"><text:tab/><text:tab/>}</text:p>
      <text:p text:style-name="P2"><text:tab/>}</text:p>
      <text:p text:style-name="P2"/>
      <text:p text:style-name="P2"><text:tab/>else if (c == '-') {</text:p>
      <text:p text:style-name="P2"><text:tab/><text:tab/>c = getc(f);</text:p>
      <text:p text:style-name="P2"/>
      <text:p text:style-name="P2"><text:tab/><text:tab/>if (c == '-') {</text:p>
      <text:p text:style-name="P2"><text:tab/><text:tab/><text:tab/>T = ArOp(7, row, col);</text:p>
      <text:p text:style-name="P2"><text:tab/><text:tab/><text:tab/>col++;</text:p>
      <text:p text:style-name="P2"><text:tab/><text:tab/>}else if (c == '=') {</text:p>
      <text:p text:style-name="P2"><text:tab/><text:tab/><text:tab/>T = AssOp(3, row, col);</text:p>
      <text:p text:style-name="P2"><text:tab/><text:tab/><text:tab/>col++;</text:p>
      <text:p text:style-name="P2"><text:tab/><text:tab/>}else {</text:p>
      <text:p text:style-name="P2"><text:tab/><text:tab/><text:tab/>fseek(f, -1, SEEK_CUR);</text:p>
      <text:p text:style-name="P2"><text:tab/><text:tab/><text:tab/>T = ArOp(2, row, col);</text:p>
      <text:p text:style-name="P2"><text:tab/><text:tab/>}</text:p>
      <text:p text:style-name="P2"><text:tab/>}</text:p>
      <text:p text:style-name="P2"/>
      <text:p text:style-name="P2"><text:tab/>else if (c == '*') {</text:p>
      <text:p text:style-name="P2"><text:tab/><text:tab/>c = getc(f);</text:p>
      <text:p text:style-name="P2"/>
      <text:p text:style-name="P2"><text:tab/><text:tab/>if (c == '=') {</text:p>
      <text:p text:style-name="P2"><text:tab/><text:tab/><text:tab/>T = AssOp(4, row, col);</text:p>
      <text:p text:style-name="P2"><text:tab/><text:tab/><text:tab/>col++;</text:p>
      <text:p text:style-name="P2"><text:tab/><text:tab/>}else {</text:p>
      <text:p text:style-name="P2"><text:tab/><text:tab/><text:tab/>fseek(f, -1, SEEK_CUR);</text:p>
      <text:p text:style-name="P2"><text:tab/><text:tab/><text:tab/>T = ArOp(3, row, col);</text:p>
      <text:p text:style-name="P2"><text:tab/><text:tab/>}</text:p>
      <text:p text:style-name="P2"><text:tab/>}</text:p>
      <text:p text:style-name="P2"/>
      <text:p text:style-name="P2"><text:tab/>else if (c == '/') {</text:p>
      <text:p text:style-name="P2"><text:tab/><text:tab/>c = getc(f);</text:p>
      <text:p text:style-name="P2"/>
      <text:p text:style-name="P2"><text:tab/><text:tab/>if (c == '=') {</text:p>
      <text:p text:style-name="P2"><text:tab/><text:tab/><text:tab/>T = AssOp(5, row, col);</text:p>
      <text:p text:style-name="P2"><text:tab/><text:tab/><text:tab/>col++;</text:p>
      <text:p text:style-name="P2"><text:tab/><text:tab/>} else</text:p>
      <text:p text:style-name="P2"><text:tab/><text:tab/>{</text:p>
      <text:p text:style-name="P2"><text:tab/><text:tab/><text:tab/>fseek(f, -1, SEEK_CUR);</text:p>
      <text:p text:style-name="P2"><text:tab/><text:tab/><text:tab/>T = ArOp(4, row, col);</text:p>
      <text:p text:style-name="P2"><text:tab/><text:tab/>}</text:p>
      <text:p text:style-name="P2"><text:tab/>}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tab/>else if (c == '%') {</text:p>
      <text:p text:style-name="P2"><text:tab/><text:tab/>c = getc(f);</text:p>
      <text:p text:style-name="P2"><text:tab/><text:tab/>if (c == '=') {</text:p>
      <text:p text:style-name="P2"><text:tab/><text:tab/><text:tab/>T = AssOp(6, row, col);</text:p>
      <text:p text:style-name="P2"><text:tab/><text:tab/><text:tab/>col++;</text:p>
      <text:p text:style-name="P2"><text:tab/><text:tab/>}else {</text:p>
      <text:p text:style-name="P2"><text:tab/><text:tab/><text:tab/>fseek(f, -1, SEEK_CUR);</text:p>
      <text:p text:style-name="P2"><text:tab/><text:tab/><text:tab/>T = ArOp(5, row, col);</text:p>
      <text:p text:style-name="P2"><text:tab/><text:tab/>}</text:p>
      <text:p text:style-name="P2"><text:tab/>}</text:p>
      <text:p text:style-name="P2"><text:tab/></text:p>
      <text:p text:style-name="P2"><text:tab/>else if (c == '=') {</text:p>
      <text:p text:style-name="P2"><text:tab/><text:tab/>c = getc(f);</text:p>
      <text:p text:style-name="P2"><text:tab/><text:tab/></text:p>
      <text:p text:style-name="P2"><text:tab/><text:tab/>if (c == '=') {</text:p>
      <text:p text:style-name="P2"><text:tab/><text:tab/><text:tab/>T = RelOp(1, row, col);</text:p>
      <text:p text:style-name="P2"><text:tab/><text:tab/><text:tab/>col++;</text:p>
      <text:p text:style-name="P2"><text:tab/><text:tab/>} else {</text:p>
      <text:p text:style-name="P2"><text:tab/><text:tab/><text:tab/>fseek(f, -1, SEEK_CUR);</text:p>
      <text:p text:style-name="P2"><text:tab/><text:tab/><text:tab/>T = AssOp(1, row, col);</text:p>
      <text:p text:style-name="P2"><text:tab/><text:tab/>}</text:p>
      <text:p text:style-name="P2"><text:tab/>}</text:p>
      <text:p text:style-name="P2"/>
      <text:p text:style-name="P2"><text:tab/>else if (c == '!') {</text:p>
      <text:p text:style-name="P2"><text:tab/><text:tab/>c = getc(f);</text:p>
      <text:p text:style-name="P2"/>
      <text:p text:style-name="P2"><text:tab/><text:tab/>if (c == '='){</text:p>
      <text:p text:style-name="P2"><text:tab/><text:tab/><text:tab/>T = RelOp(2, row, col);</text:p>
      <text:p text:style-name="P2"><text:tab/><text:tab/><text:tab/>col++;</text:p>
      <text:p text:style-name="P2"><text:tab/><text:tab/>} else {</text:p>
      <text:p text:style-name="P2"><text:tab/><text:tab/><text:tab/>fseek(f, -1, SEEK_CUR);</text:p>
      <text:p text:style-name="P2"><text:tab/><text:tab/><text:tab/>T = LogOp(3, row, col);</text:p>
      <text:p text:style-name="P2"><text:tab/><text:tab/>}</text:p>
      <text:p text:style-name="P2"><text:tab/>}</text:p>
      <text:p text:style-name="P2"/>
      <text:p text:style-name="P2"><text:tab/>else if (c == '&gt;') {</text:p>
      <text:p text:style-name="P2"><text:tab/><text:tab/>c = getc(f);</text:p>
      <text:p text:style-name="P2"/>
      <text:p text:style-name="P2"><text:tab/><text:tab/>if (c == '=') {</text:p>
      <text:p text:style-name="P2"><text:tab/><text:tab/><text:tab/>T = RelOp(5, row, col);</text:p>
      <text:p text:style-name="P2"><text:tab/><text:tab/><text:tab/>col++;</text:p>
      <text:p text:style-name="P2"><text:tab/><text:tab/>} else {</text:p>
      <text:p text:style-name="P2"><text:tab/><text:tab/><text:tab/>fseek(f, -1, SEEK_CUR);</text:p>
      <text:p text:style-name="P2"><text:tab/><text:tab/><text:tab/>T = RelOp(3, row, col);</text:p>
      <text:p text:style-name="P2"><text:tab/><text:tab/>}</text:p>
      <text:p text:style-name="P2"><text:tab/>}</text:p>
      <text:p text:style-name="P2"/>
      <text:p text:style-name="P2"><text:tab/>else if (c == '&lt;') {</text:p>
      <text:p text:style-name="P2"><text:tab/><text:tab/>c = getc(f);</text:p>
      <text:p text:style-name="P2"/>
      <text:p text:style-name="P2"><text:tab/><text:tab/>if (c == '=') {</text:p>
      <text:p text:style-name="P2"><text:tab/><text:tab/><text:tab/>T = RelOp(6, row, col);</text:p>
      <text:p text:style-name="P2"><text:tab/><text:tab/><text:tab/>col++;</text:p>
      <text:p text:style-name="P2"><text:tab/><text:tab/>}else{</text:p>
      <text:p text:style-name="P2"><text:tab/><text:tab/><text:tab/>fseek(f, -1, SEEK_CUR);</text:p>
      <text:p text:style-name="P2"><text:tab/><text:tab/><text:tab/>T = RelOp(4, row, col);</text:p>
      <text:p text:style-name="P2"><text:tab/><text:tab/>}</text:p>
      <text:p text:style-name="P2"><text:tab/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tab/>else if (c == '&amp;') {</text:p>
      <text:p text:style-name="P2"><text:tab/><text:tab/>c = getc(f);</text:p>
      <text:p text:style-name="P2"/>
      <text:p text:style-name="P2"><text:tab/><text:tab/>if (c == '&amp;') {</text:p>
      <text:p text:style-name="P2"><text:tab/><text:tab/><text:tab/>T = LogOp(1, row, col);</text:p>
      <text:p text:style-name="P2"><text:tab/><text:tab/><text:tab/>col++;</text:p>
      <text:p text:style-name="P2"><text:tab/><text:tab/>} else {</text:p>
      <text:p text:style-name="P2"><text:tab/><text:tab/><text:tab/>fseek(f, -1, SEEK_CUR);</text:p>
      <text:p text:style-name="P2"><text:tab/><text:tab/><text:tab/>T = SpecChar('&amp;', row, col, -1);</text:p>
      <text:p text:style-name="P2"><text:tab/><text:tab/>}</text:p>
      <text:p text:style-name="P2"><text:tab/>}</text:p>
      <text:p text:style-name="P2"/>
      <text:p text:style-name="P2"><text:tab/>else if (c == '|') {</text:p>
      <text:p text:style-name="P2"><text:tab/><text:tab/>c = getc(f);</text:p>
      <text:p text:style-name="P2"/>
      <text:p text:style-name="P2"><text:tab/><text:tab/>if (c == '|') {</text:p>
      <text:p text:style-name="P2"><text:tab/><text:tab/><text:tab/>T = LogOp(2, row, col);</text:p>
      <text:p text:style-name="P2"><text:tab/><text:tab/><text:tab/>col++;</text:p>
      <text:p text:style-name="P2"><text:tab/><text:tab/>} else {</text:p>
      <text:p text:style-name="P2"><text:tab/><text:tab/><text:tab/>fseek(f, -1, SEEK_CUR);</text:p>
      <text:p text:style-name="P2"><text:tab/><text:tab/><text:tab/>T = SpecChar('|', row, col, -1);</text:p>
      <text:p text:style-name="P2"><text:tab/><text:tab/>}</text:p>
      <text:p text:style-name="P2"><text:tab/>}</text:p>
      <text:p text:style-name="P2"/>
      <text:p text:style-name="P2"><text:tab/>else if (isalpha(c)) {</text:p>
      <text:p text:style-name="P2"><text:tab/><text:tab/>int length = 0;</text:p>
      <text:p text:style-name="P2"><text:tab/><text:tab/>int flag = 0;</text:p>
      <text:p text:style-name="P2"><text:tab/><text:tab/>char buffer[20];</text:p>
      <text:p text:style-name="P2"/>
      <text:p text:style-name="P2"><text:tab/><text:tab/>do {</text:p>
      <text:p text:style-name="P2"><text:tab/><text:tab/><text:tab/>buffer[length++] = c;</text:p>
      <text:p text:style-name="P2"><text:tab/><text:tab/><text:tab/>c = getc(f);</text:p>
      <text:p text:style-name="P2"><text:tab/><text:tab/>} while (isalpha(c));</text:p>
      <text:p text:style-name="P2"><text:tab/><text:tab/></text:p>
      <text:p text:style-name="P2"><text:tab/><text:tab/>buffer[length] = '\0';</text:p>
      <text:p text:style-name="P2"><text:tab/><text:tab/></text:p>
      <text:p text:style-name="P2"><text:tab/><text:tab/>for (int j = 0; j &lt; nok; j++)</text:p>
      <text:p text:style-name="P2"><text:tab/><text:tab/><text:tab/>if (strcmp(keyword[j], buffer) == 0) {</text:p>
      <text:p text:style-name="P2"><text:tab/><text:tab/><text:tab/><text:tab/></text:p>
      <text:p text:style-name="P2"><text:tab/><text:tab/><text:tab/><text:tab/>for (int k = 0; k &lt; nod; k++)</text:p>
      <text:p text:style-name="P2"><text:tab/><text:tab/><text:tab/><text:tab/><text:tab/>if (strcmp(datatype[k], buffer) == 0) {</text:p>
      <text:p text:style-name="P2"><text:tab/><text:tab/><text:tab/><text:tab/><text:tab/><text:tab/>strcpy(dbuff, buffer);</text:p>
      <text:p text:style-name="P2"><text:tab/><text:tab/><text:tab/><text:tab/><text:tab/><text:tab/>expectID = 1;</text:p>
      <text:p text:style-name="P2"><text:tab/><text:tab/><text:tab/><text:tab/><text:tab/>}</text:p>
      <text:p text:style-name="P2"/>
      <text:p text:style-name="P2"><text:tab/><text:tab/><text:tab/><text:tab/>T = create_token(buffer, row, col, t_index);</text:p>
      <text:p text:style-name="P2"><text:tab/><text:tab/><text:tab/><text:tab/>flag++;</text:p>
      <text:p text:style-name="P2"><text:tab/><text:tab/><text:tab/><text:tab/>break;</text:p>
      <text:p text:style-name="P2"><text:tab/><text:tab/><text:tab/>}</text:p>
      <text:p text:style-name="P2"/>
      <text:p text:style-name="P2"><text:tab/><text:tab/>if (strcmp(buffer, "main") == 0) {</text:p>
      <text:p text:style-name="P2"><text:tab/><text:tab/><text:tab/>print_table(st);</text:p>
      <text:p text:style-name="P2"><text:tab/><text:tab/><text:tab/>reset_table();</text:p>
      <text:p text:style-name="P2"><text:tab/><text:tab/><text:tab/>strcpy(currTableName, buffer);</text:p>
      <text:p text:style-name="P2"><text:tab/><text:tab/><text:tab/>t_index = 0;</text:p>
      <text:p text:style-name="P2"><text:tab/><text:tab/>}</text:p>
      <text:p text:style-name="P2"/>
      <text:p text:style-name="P2"><text:tab/><text:tab/>if (flag == 0) {</text:p>
      <text:p text:style-name="P2"><text:tab/><text:tab/><text:tab/>fseek(f, -1, SEEK_CUR);</text:p>
      <text:p text:style-name="P2"><text:tab/><text:tab/><text:tab/>char d = getc(f);</text:p>
      <text:p text:style-name="P2"/>
      <text:p text:style-name="P2"><text:tab/><text:tab/><text:tab/>if (expectID == 1 &amp;&amp; d == '(') {</text:p>
      <text:p text:style-name="P2"><text:tab/><text:tab/><text:tab/><text:tab/>print_table(st);</text:p>
      <text:p text:style-name="P2"><text:tab/><text:tab/><text:tab/><text:tab/>reset_table();</text:p>
      <text:p text:style-name="P2"><text:tab/><text:tab/><text:tab/><text:tab/>strcpy(currTableName, buffer);</text:p>
      <text:p text:style-name="P2"><text:tab/><text:tab/><text:tab/><text:tab/>t_index = 0;</text:p>
      <text:p text:style-name="P2"><text:tab/><text:tab/><text:tab/>}</text:p>
      <text:p text:style-name="P2"/>
      <text:p text:style-name="P2"><text:tab/><text:tab/><text:tab/>else if (expectID == 1) {</text:p>
      <text:p text:style-name="P2"><text:soft-page-break/><text:tab/><text:tab/><text:tab/><text:tab/>int t_size;</text:p>
      <text:p text:style-name="P2"/>
      <text:p text:style-name="P2"><text:tab/><text:tab/><text:tab/><text:tab/>switch (dbuff[0])</text:p>
      <text:p text:style-name="P2"><text:tab/><text:tab/><text:tab/><text:tab/>{</text:p>
      <text:p text:style-name="P2"><text:tab/><text:tab/><text:tab/><text:tab/>case 'i':</text:p>
      <text:p text:style-name="P2"><text:tab/><text:tab/><text:tab/><text:tab/><text:tab/>t_size = 4;</text:p>
      <text:p text:style-name="P2"><text:tab/><text:tab/><text:tab/><text:tab/><text:tab/>break;</text:p>
      <text:p text:style-name="P2"><text:tab/><text:tab/><text:tab/><text:tab/>case 'c':</text:p>
      <text:p text:style-name="P2"><text:tab/><text:tab/><text:tab/><text:tab/><text:tab/>t_size = 1;</text:p>
      <text:p text:style-name="P2"><text:tab/><text:tab/><text:tab/><text:tab/><text:tab/>break;</text:p>
      <text:p text:style-name="P2"><text:tab/><text:tab/><text:tab/><text:tab/>case 'v':</text:p>
      <text:p text:style-name="P2"><text:tab/><text:tab/><text:tab/><text:tab/><text:tab/>t_size = 4;</text:p>
      <text:p text:style-name="P2"><text:tab/><text:tab/><text:tab/><text:tab/><text:tab/>break;</text:p>
      <text:p text:style-name="P2"><text:tab/><text:tab/><text:tab/><text:tab/>case 'b':</text:p>
      <text:p text:style-name="P2"><text:tab/><text:tab/><text:tab/><text:tab/><text:tab/>t_size = 1;</text:p>
      <text:p text:style-name="P2"><text:tab/><text:tab/><text:tab/><text:tab/><text:tab/>break;</text:p>
      <text:p text:style-name="P2"><text:tab/><text:tab/><text:tab/><text:tab/>}</text:p>
      <text:p text:style-name="P2"/>
      <text:p text:style-name="P2"><text:tab/><text:tab/><text:tab/><text:tab/>if (d == '[') {</text:p>
      <text:p text:style-name="P2"><text:tab/><text:tab/><text:tab/><text:tab/><text:tab/>int elements = 0;</text:p>
      <text:p text:style-name="P2"><text:tab/><text:tab/><text:tab/><text:tab/><text:tab/>int extracount = 1;</text:p>
      <text:p text:style-name="P2"><text:tab/><text:tab/><text:tab/><text:tab/><text:tab/>d = getc(f);</text:p>
      <text:p text:style-name="P2"><text:tab/><text:tab/><text:tab/><text:tab/><text:tab/></text:p>
      <text:p text:style-name="P2"><text:tab/><text:tab/><text:tab/><text:tab/><text:tab/>while (d != ']') {</text:p>
      <text:p text:style-name="P2"><text:tab/><text:tab/><text:tab/><text:tab/><text:tab/><text:tab/>elements *= 10;</text:p>
      <text:p text:style-name="P2"><text:tab/><text:tab/><text:tab/><text:tab/><text:tab/><text:tab/>elements += (d - 48);</text:p>
      <text:p text:style-name="P2"><text:tab/><text:tab/><text:tab/><text:tab/><text:tab/><text:tab/>d = getc(f);</text:p>
      <text:p text:style-name="P2"><text:tab/><text:tab/><text:tab/><text:tab/><text:tab/><text:tab/>extracount++;</text:p>
      <text:p text:style-name="P2"><text:tab/><text:tab/><text:tab/><text:tab/><text:tab/>}</text:p>
      <text:p text:style-name="P2"/>
      <text:p text:style-name="P2"><text:tab/><text:tab/><text:tab/><text:tab/><text:tab/>fseek(f, -1 * extracount, SEEK_CUR);</text:p>
      <text:p text:style-name="P2"><text:tab/><text:tab/><text:tab/><text:tab/><text:tab/>t_size *= elements;</text:p>
      <text:p text:style-name="P2"><text:tab/><text:tab/><text:tab/><text:tab/>}</text:p>
      <text:p text:style-name="P2"/>
      <text:p text:style-name="P2"><text:tab/><text:tab/><text:tab/><text:tab/>insert(buffer, dbuff, t_size);</text:p>
      <text:p text:style-name="P2"><text:tab/><text:tab/><text:tab/><text:tab/>t_index = currTable.entries;</text:p>
      <text:p text:style-name="P2"><text:tab/><text:tab/><text:tab/>}</text:p>
      <text:p text:style-name="P2"/>
      <text:p text:style-name="P2"><text:tab/><text:tab/><text:tab/>else if (d == '(') {</text:p>
      <text:p text:style-name="P2"><text:tab/><text:tab/><text:tab/><text:tab/>if (search(buffer) == 0) {</text:p>
      <text:p text:style-name="P2"><text:tab/><text:tab/><text:tab/><text:tab/><text:tab/>insert(buffer, "func", -1);</text:p>
      <text:p text:style-name="P2"><text:tab/><text:tab/><text:tab/><text:tab/><text:tab/>t_index = currTable.entries;</text:p>
      <text:p text:style-name="P2"><text:tab/><text:tab/><text:tab/><text:tab/>} else {</text:p>
      <text:p text:style-name="P2"><text:tab/><text:tab/><text:tab/><text:tab/><text:tab/>t_index = search(buffer);</text:p>
      <text:p text:style-name="P2"><text:tab/><text:tab/><text:tab/><text:tab/>}</text:p>
      <text:p text:style-name="P2"><text:tab/><text:tab/><text:tab/>}</text:p>
      <text:p text:style-name="P2"><text:tab/><text:tab/><text:tab/></text:p>
      <text:p text:style-name="P2"><text:tab/><text:tab/><text:tab/>else {</text:p>
      <text:p text:style-name="P2"><text:tab/><text:tab/><text:tab/><text:tab/>t_index = search(buffer);</text:p>
      <text:p text:style-name="P2"><text:tab/><text:tab/><text:tab/>}</text:p>
      <text:p text:style-name="P2"/>
      <text:p text:style-name="P2"><text:tab/><text:tab/><text:tab/>length--;</text:p>
      <text:p text:style-name="P2"><text:tab/><text:tab/><text:tab/>T = create_token("id", row, col, t_index);</text:p>
      <text:p text:style-name="P2"><text:tab/><text:tab/>}</text:p>
      <text:p text:style-name="P2"><text:tab/><text:tab/>fseek(f, -1, SEEK_CUR);</text:p>
      <text:p text:style-name="P2"><text:tab/><text:tab/>col += length;</text:p>
      <text:p text:style-name="P2"><text:tab/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tab/>else if (isdigit(c) || c == '.') {</text:p>
      <text:p text:style-name="P2"><text:tab/><text:tab/></text:p>
      <text:p text:style-name="P2"><text:tab/><text:tab/>int length = 0;</text:p>
      <text:p text:style-name="P2"><text:tab/></text:p>
      <text:p text:style-name="P2"><text:tab/><text:tab/>do {</text:p>
      <text:p text:style-name="P2"><text:tab/><text:tab/><text:tab/>length++;</text:p>
      <text:p text:style-name="P2"><text:tab/><text:tab/><text:tab/>c = getc(f);</text:p>
      <text:p text:style-name="P2"><text:tab/><text:tab/>} while (isdigit(c) || c == '.');</text:p>
      <text:p text:style-name="P2"><text:tab/></text:p>
      <text:p text:style-name="P2"><text:tab/><text:tab/>T = create_token("num", row, col, -1);</text:p>
      <text:p text:style-name="P2"><text:tab/><text:tab/>col += length - 1;</text:p>
      <text:p text:style-name="P2"><text:tab/><text:tab/>fseek(f, -1, SEEK_CUR);</text:p>
      <text:p text:style-name="P2"><text:tab/>}</text:p>
      <text:p text:style-name="P2"><text:tab/></text:p>
      <text:p text:style-name="P2"><text:tab/>else {</text:p>
      <text:p text:style-name="P2"><text:tab/><text:tab/>T = SpecChar(c, row, col, -1);</text:p>
      <text:p text:style-name="P2"><text:tab/>}</text:p>
      <text:p text:style-name="P2"/>
      <text:p text:style-name="P2"><text:tab/>if (c == ';' || c == '(' || c == '=' || c == ')') {</text:p>
      <text:p text:style-name="P2"><text:tab/><text:tab/>expectID = 0;</text:p>
      <text:p text:style-name="P2"><text:tab/>}</text:p>
      <text:p text:style-name="P2"/>
      <text:p text:style-name="P2"><text:tab/>if (T.token_name[0]!='\n' &amp;&amp; T.token_name[0] != ' ' &amp;&amp; T.token_name[0] != '\t') {</text:p>
      <text:p text:style-name="P2"><text:tab/><text:tab/>print_token(T, out);</text:p>
      <text:p text:style-name="P2"><text:tab/><text:tab/>return T;</text:p>
      <text:p text:style-name="P2"><text:tab/>}</text:p>
      <text:p text:style-name="P2"><text:tab/></text:p>
      <text:p text:style-name="P2"><text:tab/>return getNextToken(f, out, st);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>// :::::::Parser::::::::::</text:p>
      <text:p text:style-name="P2"/>
      <text:p text:style-name="P2">token cT;</text:p>
      <text:p text:style-name="P2">FILE *f, *lex, *st;</text:p>
      <text:p text:style-name="P2"/>
      <text:p text:style-name="P2"/>
      <text:p text:style-name="P2">void invalid(char* exp, int r, int c) {</text:p>
      <text:p text:style-name="P2"><text:tab/>printf("expected '%s' at row %d col %d\n", exp, r, c);</text:p>
      <text:p text:style-name="P2"><text:tab/>exit(0);</text:p>
      <text:p text:style-name="P2">}</text:p>
      <text:p text:style-name="P2"/>
      <text:p text:style-name="P2">void valid() {</text:p>
      <text:p text:style-name="P2"><text:tab/>printf("----------------SUCCESS!---------------\n");</text:p>
      <text:p text:style-name="P2"><text:tab/>exit(0);</text:p>
      <text:p text:style-name="P2">}</text:p>
      <text:p text:style-name="P2"/>
      <text:p text:style-name="P2">void Program();</text:p>
      <text:p text:style-name="P2">void declarations();</text:p>
      <text:p text:style-name="P2">void data_type();</text:p>
      <text:p text:style-name="P2">void identifier_list();</text:p>
      <text:p text:style-name="P2">void ilprime();</text:p>
      <text:p text:style-name="P2">void ilpprime();</text:p>
      <text:p text:style-name="P2">void statement_list();</text:p>
      <text:p text:style-name="P2">void statement();</text:p>
      <text:p text:style-name="P2">void assign_stat();</text:p>
      <text:p text:style-name="P2">void expn();</text:p>
      <text:p text:style-name="P2">void eprime();</text:p>
      <text:p text:style-name="P2">void simple_expn();</text:p>
      <text:p text:style-name="P2">void seprime();</text:p>
      <text:p text:style-name="P2">void term();</text:p>
      <text:p text:style-name="P2">void tprime();</text:p>
      <text:p text:style-name="P2">void factor();</text:p>
      <text:p text:style-name="P2">void relop();</text:p>
      <text:p text:style-name="P2">void addop();</text:p>
      <text:p text:style-name="P2"><text:soft-page-break/>void mulop();</text:p>
      <text:p text:style-name="P2"/>
      <text:p text:style-name="P2">token getNext() {</text:p>
      <text:p text:style-name="P2"><text:tab/>return getNextToken(f, lex, st);</text:p>
      <text:p text:style-name="P2">}</text:p>
      <text:p text:style-name="P2"/>
      <text:p text:style-name="P2">void Program() {</text:p>
      <text:p text:style-name="P2"><text:tab/>cT = getNext();</text:p>
      <text:p text:style-name="P2"/>
      <text:p text:style-name="P2"><text:tab/>if (strcmp(cT.token_name, "main") == 0) {</text:p>
      <text:p text:style-name="P2"/>
      <text:p text:style-name="P2"><text:tab/><text:tab/>cT = getNext();</text:p>
      <text:p text:style-name="P2"/>
      <text:p text:style-name="P2"><text:tab/><text:tab/>if (strcmp(cT.token_name, "(") == 0) {</text:p>
      <text:p text:style-name="P2"/>
      <text:p text:style-name="P2"><text:tab/><text:tab/><text:tab/>cT = getNext();</text:p>
      <text:p text:style-name="P2"/>
      <text:p text:style-name="P2"><text:tab/><text:tab/><text:tab/>if (strcmp(cT.token_name, ")") == 0) {</text:p>
      <text:p text:style-name="P2"/>
      <text:p text:style-name="P2"><text:tab/><text:tab/><text:tab/><text:tab/>cT = getNext();</text:p>
      <text:p text:style-name="P2"/>
      <text:p text:style-name="P2"><text:tab/><text:tab/><text:tab/><text:tab/>if (strcmp(cT.token_name, "{") == 0) {</text:p>
      <text:p text:style-name="P2"/>
      <text:p text:style-name="P2"><text:tab/><text:tab/><text:tab/><text:tab/><text:tab/>cT = getNext();</text:p>
      <text:p text:style-name="P2"><text:tab/><text:tab/><text:tab/><text:tab/><text:tab/>declarations();</text:p>
      <text:p text:style-name="P2"><text:tab/><text:tab/><text:tab/><text:tab/><text:tab/>statement_list();</text:p>
      <text:p text:style-name="P2"/>
      <text:p text:style-name="P2"><text:tab/><text:tab/><text:tab/><text:tab/><text:tab/>if (strcmp(cT.token_name, "}") == 0) {</text:p>
      <text:p text:style-name="P2"><text:tab/><text:tab/><text:tab/><text:tab/><text:tab/><text:tab/>cT = getNext();</text:p>
      <text:p text:style-name="P2"><text:tab/><text:tab/><text:tab/><text:tab/><text:tab/><text:tab/>return;</text:p>
      <text:p text:style-name="P2"><text:tab/><text:tab/><text:tab/><text:tab/><text:tab/>}</text:p>
      <text:p text:style-name="P2"><text:tab/><text:tab/><text:tab/><text:tab/><text:tab/>else {</text:p>
      <text:p text:style-name="P2"><text:tab/><text:tab/><text:tab/><text:tab/><text:tab/><text:tab/>invalid("}", cT.row, cT.col);</text:p>
      <text:p text:style-name="P2"><text:tab/><text:tab/><text:tab/><text:tab/><text:tab/>}</text:p>
      <text:p text:style-name="P2"><text:tab/><text:tab/><text:tab/><text:tab/>}</text:p>
      <text:p text:style-name="P2"><text:tab/><text:tab/><text:tab/><text:tab/>else {</text:p>
      <text:p text:style-name="P2"><text:tab/><text:tab/><text:tab/><text:tab/><text:tab/>invalid("{", cT.row, cT.col);</text:p>
      <text:p text:style-name="P2"><text:tab/><text:tab/><text:tab/><text:tab/>}</text:p>
      <text:p text:style-name="P2"><text:tab/><text:tab/><text:tab/>}</text:p>
      <text:p text:style-name="P2"><text:tab/><text:tab/><text:tab/>else {</text:p>
      <text:p text:style-name="P2"><text:tab/><text:tab/><text:tab/><text:tab/>invalid(")", cT.row, cT.col);</text:p>
      <text:p text:style-name="P2"><text:tab/><text:tab/><text:tab/>}</text:p>
      <text:p text:style-name="P2"><text:tab/><text:tab/>}</text:p>
      <text:p text:style-name="P2"><text:tab/><text:tab/>else {</text:p>
      <text:p text:style-name="P2"><text:tab/><text:tab/><text:tab/>invalid("(", cT.row, cT.col);</text:p>
      <text:p text:style-name="P2"><text:tab/><text:tab/>}</text:p>
      <text:p text:style-name="P2"><text:tab/>}</text:p>
      <text:p text:style-name="P2"><text:tab/>else {</text:p>
      <text:p text:style-name="P2"><text:tab/><text:tab/>invalid("main", cT.row, cT.col);</text:p>
      <text:p text:style-name="P2"><text:tab/>}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void declarations() {</text:p>
      <text:p text:style-name="P2"><text:tab/>char firstofdata_type[20][20] = {"int", "char"};</text:p>
      <text:p text:style-name="P2"><text:tab/>int nof = 2;</text:p>
      <text:p text:style-name="P2"><text:tab/>int flag = 0;</text:p>
      <text:p text:style-name="P2"><text:tab/></text:p>
      <text:p text:style-name="P2"><text:tab/>for (int i = 0; i &lt; nof; i++) </text:p>
      <text:p text:style-name="P2"><text:tab/><text:tab/>if ((strcmp(cT.token_name, firstofdata_type[i])) == 0)</text:p>
      <text:p text:style-name="P2"><text:tab/><text:tab/><text:tab/>flag++;</text:p>
      <text:p text:style-name="P2"><text:tab/></text:p>
      <text:p text:style-name="P2"><text:tab/>if (flag) {</text:p>
      <text:p text:style-name="P2"><text:tab/><text:tab/>data_type();</text:p>
      <text:p text:style-name="P2"><text:tab/><text:tab/>identifier_list();</text:p>
      <text:p text:style-name="P2"/>
      <text:p text:style-name="P2"><text:tab/><text:tab/>if (strcmp(cT.token_name, ";") == 0) {</text:p>
      <text:p text:style-name="P2"><text:tab/><text:tab/><text:tab/>cT = getNext();</text:p>
      <text:p text:style-name="P2"><text:tab/><text:tab/><text:tab/>declarations();</text:p>
      <text:p text:style-name="P2"><text:tab/><text:tab/>}</text:p>
      <text:p text:style-name="P2"><text:tab/><text:tab/>else {</text:p>
      <text:p text:style-name="P2"><text:tab/><text:tab/><text:tab/>invalid(";", cT.row, cT.col);</text:p>
      <text:p text:style-name="P2"><text:tab/><text:tab/>}</text:p>
      <text:p text:style-name="P2"><text:tab/>}</text:p>
      <text:p text:style-name="P2">}</text:p>
      <text:p text:style-name="P2"/>
      <text:p text:style-name="P2">void data_type() {</text:p>
      <text:p text:style-name="P2"><text:tab/>if (strcmp(cT.token_name, "int") == 0) {</text:p>
      <text:p text:style-name="P2"><text:tab/><text:tab/>cT = getNext();</text:p>
      <text:p text:style-name="P2"><text:tab/><text:tab/>return;</text:p>
      <text:p text:style-name="P2"><text:tab/>} else if (strcmp(cT.token_name, "char") == 0) {</text:p>
      <text:p text:style-name="P2"><text:tab/><text:tab/>cT = getNext();</text:p>
      <text:p text:style-name="P2"><text:tab/><text:tab/>return;</text:p>
      <text:p text:style-name="P2"><text:tab/>} else {</text:p>
      <text:p text:style-name="P2"><text:tab/><text:tab/>invalid("int or char", cT.row, cT.col);</text:p>
      <text:p text:style-name="P2"><text:tab/>}</text:p>
      <text:p text:style-name="P2">}</text:p>
      <text:p text:style-name="P2"/>
      <text:p text:style-name="P2">void identifier_list() {</text:p>
      <text:p text:style-name="P2"><text:tab/>if (strcmp(cT.token_name, "id") == 0) {</text:p>
      <text:p text:style-name="P2"><text:tab/><text:tab/>cT = getNext();</text:p>
      <text:p text:style-name="P2"><text:tab/><text:tab/>ilprime();</text:p>
      <text:p text:style-name="P2"><text:tab/>}</text:p>
      <text:p text:style-name="P2"><text:tab/>else {</text:p>
      <text:p text:style-name="P2"><text:tab/><text:tab/>invalid("identifier", cT.row, cT.col);</text:p>
      <text:p text:style-name="P2"><text:tab/>}</text:p>
      <text:p text:style-name="P2">}</text:p>
      <text:p text:style-name="P2"/>
      <text:p text:style-name="P2">void ilprime() {</text:p>
      <text:p text:style-name="P2"><text:tab/>if (strcmp(cT.token_name, ",") == 0) {</text:p>
      <text:p text:style-name="P2"><text:tab/><text:tab/>cT = getNext();</text:p>
      <text:p text:style-name="P2"><text:tab/><text:tab/>identifier_list();</text:p>
      <text:p text:style-name="P2"><text:tab/>}</text:p>
      <text:p text:style-name="P2"><text:tab/>else if (strcmp(cT.token_name, "[") == 0) {</text:p>
      <text:p text:style-name="P2"><text:tab/><text:tab/>cT = getNext();</text:p>
      <text:p text:style-name="P2"><text:tab/><text:tab/></text:p>
      <text:p text:style-name="P2"><text:tab/><text:tab/>if (strcmp(cT.token_name, "num") == 0) {</text:p>
      <text:p text:style-name="P2"><text:tab/><text:tab/></text:p>
      <text:p text:style-name="P2"><text:tab/><text:tab/><text:tab/>cT = getNext();</text:p>
      <text:p text:style-name="P2"><text:tab/><text:tab/></text:p>
      <text:p text:style-name="P2"><text:tab/><text:tab/><text:tab/>if (strcmp(cT.token_name, "]") == 0) {</text:p>
      <text:p text:style-name="P2"><text:tab/><text:tab/><text:tab/><text:tab/>cT = getNext();</text:p>
      <text:p text:style-name="P2"><text:tab/><text:tab/><text:tab/><text:tab/>ilpprime();</text:p>
      <text:p text:style-name="P2"><text:tab/><text:tab/><text:tab/>}</text:p>
      <text:p text:style-name="P2"><text:tab/><text:tab/><text:tab/>else {</text:p>
      <text:p text:style-name="P2"><text:tab/><text:tab/><text:tab/><text:tab/>invalid("]", cT.row, cT.col);</text:p>
      <text:p text:style-name="P2"><text:tab/><text:tab/><text:tab/>}</text:p>
      <text:p text:style-name="P2"><text:tab/><text:tab/>}</text:p>
      <text:p text:style-name="P2"><text:tab/><text:tab/>else {</text:p>
      <text:p text:style-name="P2"><text:tab/><text:tab/><text:tab/>invalid("number", cT.row, cT.col);</text:p>
      <text:p text:style-name="P2"><text:tab/><text:tab/>}</text:p>
      <text:p text:style-name="P2"><text:tab/>}</text:p>
      <text:p text:style-name="P2"><text:soft-page-break/>}</text:p>
      <text:p text:style-name="P2"/>
      <text:p text:style-name="P2">void ilpprime() {</text:p>
      <text:p text:style-name="P2"><text:tab/>if (strcmp(cT.token_name, ",") == 0) {</text:p>
      <text:p text:style-name="P2"><text:tab/><text:tab/>cT = getNext();</text:p>
      <text:p text:style-name="P2"><text:tab/><text:tab/>identifier_list();</text:p>
      <text:p text:style-name="P2"><text:tab/>}</text:p>
      <text:p text:style-name="P2">}</text:p>
      <text:p text:style-name="P2"/>
      <text:p text:style-name="P2">void statement_list() {</text:p>
      <text:p text:style-name="P2"><text:tab/>char firstofstatement[20][20] = {"id"};</text:p>
      <text:p text:style-name="P2"><text:tab/>int nof = 1;</text:p>
      <text:p text:style-name="P2"><text:tab/>int flag = 0;</text:p>
      <text:p text:style-name="P2"/>
      <text:p text:style-name="P2"><text:tab/>for (int i = 0; i &lt; nof; i++)</text:p>
      <text:p text:style-name="P2"><text:tab/><text:tab/>if ((strcmp(cT.token_name, firstofstatement[i])) == 0)</text:p>
      <text:p text:style-name="P2"><text:tab/><text:tab/><text:tab/>flag++;</text:p>
      <text:p text:style-name="P2"/>
      <text:p text:style-name="P2"><text:tab/>if (flag) {</text:p>
      <text:p text:style-name="P2"><text:tab/><text:tab/>statement();</text:p>
      <text:p text:style-name="P2"><text:tab/><text:tab/>statement_list();</text:p>
      <text:p text:style-name="P2"><text:tab/>}</text:p>
      <text:p text:style-name="P2">}</text:p>
      <text:p text:style-name="P2"/>
      <text:p text:style-name="P2">void statement() {</text:p>
      <text:p text:style-name="P2"><text:tab/>assign_stat();</text:p>
      <text:p text:style-name="P2"/>
      <text:p text:style-name="P2"><text:tab/>if (strcmp(cT.token_name, ";") == 0) {</text:p>
      <text:p text:style-name="P2"><text:tab/><text:tab/>cT = getNext();</text:p>
      <text:p text:style-name="P2"><text:tab/><text:tab/>return;</text:p>
      <text:p text:style-name="P2"><text:tab/>} else {</text:p>
      <text:p text:style-name="P2"><text:tab/><text:tab/>invalid(";", cT.row, cT.col);</text:p>
      <text:p text:style-name="P2"><text:tab/>}</text:p>
      <text:p text:style-name="P2">}</text:p>
      <text:p text:style-name="P2"/>
      <text:p text:style-name="P2">void assign_stat() {</text:p>
      <text:p text:style-name="P2"><text:tab/>if (strcmp(cT.token_name, "id") == 0) {</text:p>
      <text:p text:style-name="P2"><text:tab/><text:tab/>cT = getNext();</text:p>
      <text:p text:style-name="P2"/>
      <text:p text:style-name="P2"><text:tab/><text:tab/>if (strcmp(cT.token_name, "ASS") == 0) {</text:p>
      <text:p text:style-name="P2"><text:tab/><text:tab/><text:tab/>cT = getNext();</text:p>
      <text:p text:style-name="P2"><text:tab/><text:tab/><text:tab/>expn();</text:p>
      <text:p text:style-name="P2"><text:tab/><text:tab/>}</text:p>
      <text:p text:style-name="P2"><text:tab/><text:tab/>else {</text:p>
      <text:p text:style-name="P2"><text:tab/><text:tab/><text:tab/>invalid("=", cT.row, cT.col);</text:p>
      <text:p text:style-name="P2"><text:tab/><text:tab/>}</text:p>
      <text:p text:style-name="P2"><text:tab/>}</text:p>
      <text:p text:style-name="P2"><text:tab/>else {</text:p>
      <text:p text:style-name="P2"><text:tab/><text:tab/>invalid("identifier", cT.row, cT.col);</text:p>
      <text:p text:style-name="P2"><text:tab/>}</text:p>
      <text:p text:style-name="P2">}</text:p>
      <text:p text:style-name="P2"/>
      <text:p text:style-name="P2">void expn() {</text:p>
      <text:p text:style-name="P2"><text:tab/>simple_expn();</text:p>
      <text:p text:style-name="P2"><text:tab/>eprime();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void eprime() {</text:p>
      <text:p text:style-name="P2"><text:tab/>char firstofrelop[20][20] = {"RelOp"};</text:p>
      <text:p text:style-name="P2"><text:tab/>int nof = 1;</text:p>
      <text:p text:style-name="P2"><text:tab/>int flag = 0;</text:p>
      <text:p text:style-name="P2"/>
      <text:p text:style-name="P2"><text:tab/>for (int i = 0; i &lt; nof; i++)</text:p>
      <text:p text:style-name="P2"><text:tab/><text:tab/>if ((strcmp(cT.token_name, firstofrelop[i])) == 0)</text:p>
      <text:p text:style-name="P2"><text:tab/><text:tab/><text:tab/>flag++;</text:p>
      <text:p text:style-name="P2"><text:tab/></text:p>
      <text:p text:style-name="P2"><text:tab/>if (flag) {</text:p>
      <text:p text:style-name="P2"><text:tab/><text:tab/>relop();</text:p>
      <text:p text:style-name="P2"><text:tab/><text:tab/>simple_expn();</text:p>
      <text:p text:style-name="P2"><text:tab/>}</text:p>
      <text:p text:style-name="P2">}</text:p>
      <text:p text:style-name="P2"/>
      <text:p text:style-name="P2">void simple_expn() {</text:p>
      <text:p text:style-name="P2"><text:tab/>term();</text:p>
      <text:p text:style-name="P2"><text:tab/>seprime();</text:p>
      <text:p text:style-name="P2">}</text:p>
      <text:p text:style-name="P2"/>
      <text:p text:style-name="P2">void seprime() {</text:p>
      <text:p text:style-name="P2"><text:tab/>char firstofaddop[20][20] = {"ArOp"};</text:p>
      <text:p text:style-name="P2"><text:tab/>int nof = 1;</text:p>
      <text:p text:style-name="P2"><text:tab/>int flag = 0;</text:p>
      <text:p text:style-name="P2"><text:tab/></text:p>
      <text:p text:style-name="P2"><text:tab/>for (int i = 0; i &lt; nof; i++)</text:p>
      <text:p text:style-name="P2"><text:tab/><text:tab/>if ((strcmp(cT.token_name, firstofaddop[i])) == 0 &amp;&amp; cT.index &lt; 3)</text:p>
      <text:p text:style-name="P2"><text:tab/><text:tab/><text:tab/>flag++;</text:p>
      <text:p text:style-name="P2"><text:tab/></text:p>
      <text:p text:style-name="P2"><text:tab/>if (flag) {</text:p>
      <text:p text:style-name="P2"><text:tab/><text:tab/>addop();</text:p>
      <text:p text:style-name="P2"><text:tab/><text:tab/>term();</text:p>
      <text:p text:style-name="P2"><text:tab/><text:tab/>seprime();</text:p>
      <text:p text:style-name="P2"><text:tab/>}</text:p>
      <text:p text:style-name="P2">}</text:p>
      <text:p text:style-name="P2"/>
      <text:p text:style-name="P2">void term() {</text:p>
      <text:p text:style-name="P2"><text:tab/>factor();</text:p>
      <text:p text:style-name="P2"><text:tab/>tprime();</text:p>
      <text:p text:style-name="P2">}</text:p>
      <text:p text:style-name="P2"/>
      <text:p text:style-name="P2">void tprime() {</text:p>
      <text:p text:style-name="P2"><text:tab/>char firstofmulop[20][20] = {"ArOp"};</text:p>
      <text:p text:style-name="P2"><text:tab/>int nof = 1;</text:p>
      <text:p text:style-name="P2"><text:tab/>int flag = 0;</text:p>
      <text:p text:style-name="P2"/>
      <text:p text:style-name="P2"><text:tab/>for (int i = 0; i &lt; nof; i++)</text:p>
      <text:p text:style-name="P2"><text:tab/><text:tab/>if ((strcmp(cT.token_name, firstofmulop[i])) == 0 &amp;&amp; cT.index &gt; 2)</text:p>
      <text:p text:style-name="P2"><text:tab/><text:tab/><text:tab/>flag++;</text:p>
      <text:p text:style-name="P2"><text:tab/></text:p>
      <text:p text:style-name="P2"><text:tab/>if (flag) {</text:p>
      <text:p text:style-name="P2"><text:tab/><text:tab/>mulop();</text:p>
      <text:p text:style-name="P2"><text:tab/><text:tab/>factor();</text:p>
      <text:p text:style-name="P2"><text:tab/><text:tab/>tprime();</text:p>
      <text:p text:style-name="P2"><text:tab/>}</text:p>
      <text:p text:style-name="P2">}</text:p>
      <text:p text:style-name="P2"/>
      <text:p text:style-name="P2">void factor() {</text:p>
      <text:p text:style-name="P2"><text:tab/>if (strcmp(cT.token_name, "id") == 0) {</text:p>
      <text:p text:style-name="P2"><text:tab/><text:tab/>cT = getNext();</text:p>
      <text:p text:style-name="P2"><text:tab/><text:tab/>return;</text:p>
      <text:p text:style-name="P2"><text:tab/>} else if (strcmp(cT.token_name, "num") == 0) {</text:p>
      <text:p text:style-name="P2"><text:tab/><text:tab/>cT = getNext();</text:p>
      <text:p text:style-name="P2"><text:tab/><text:tab/>return;</text:p>
      <text:p text:style-name="P2"><text:tab/>} else {</text:p>
      <text:p text:style-name="P2"><text:tab/><text:tab/>invalid("identifier or number", cT.row, cT.col);</text:p>
      <text:p text:style-name="P2"><text:tab/>}</text:p>
      <text:p text:style-name="P2">}</text:p>
      <text:p text:style-name="P2"/>
      <text:p text:style-name="P2"><text:soft-page-break/>void relop() {</text:p>
      <text:p text:style-name="P2"><text:tab/>if (strcmp(cT.token_name, "RelOp") == 0) {</text:p>
      <text:p text:style-name="P2"><text:tab/><text:tab/>cT = getNext();</text:p>
      <text:p text:style-name="P2"><text:tab/><text:tab/>return;</text:p>
      <text:p text:style-name="P2"><text:tab/>}</text:p>
      <text:p text:style-name="P2"><text:tab/>else {</text:p>
      <text:p text:style-name="P2"><text:tab/><text:tab/>invalid("relational operator", cT.row, cT.col);</text:p>
      <text:p text:style-name="P2"><text:tab/>}</text:p>
      <text:p text:style-name="P2">}</text:p>
      <text:p text:style-name="P2"/>
      <text:p text:style-name="P2">void addop() {</text:p>
      <text:p text:style-name="P2"><text:tab/>if (strcmp(cT.token_name, "ArOp") == 0 &amp;&amp; cT.index &lt; 3) {</text:p>
      <text:p text:style-name="P2"><text:tab/><text:tab/>cT = getNext();</text:p>
      <text:p text:style-name="P2"><text:tab/><text:tab/>return;</text:p>
      <text:p text:style-name="P2"><text:tab/>}</text:p>
      <text:p text:style-name="P2"><text:tab/>else {</text:p>
      <text:p text:style-name="P2"><text:tab/><text:tab/>invalid("addition or subtraction operator", cT.row, cT.col);</text:p>
      <text:p text:style-name="P2"><text:tab/>}</text:p>
      <text:p text:style-name="P2">}</text:p>
      <text:p text:style-name="P2"/>
      <text:p text:style-name="P2">void mulop() {</text:p>
      <text:p text:style-name="P2"><text:tab/>if (strcmp(cT.token_name, "ArOp") == 0 &amp;&amp; cT.index &gt; 2) {</text:p>
      <text:p text:style-name="P2"><text:tab/><text:tab/>cT = getNext();</text:p>
      <text:p text:style-name="P2"><text:tab/><text:tab/>return;</text:p>
      <text:p text:style-name="P2"><text:tab/>} else {</text:p>
      <text:p text:style-name="P2"><text:tab/><text:tab/>invalid("multiplication, division or modulus operator", cT.row, cT.col);</text:p>
      <text:p text:style-name="P2"><text:tab/>}</text:p>
      <text:p text:style-name="P2">}</text:p>
      <text:p text:style-name="P2"/>
      <text:p text:style-name="P2">void main() {</text:p>
      <text:p text:style-name="P3"><text:tab/>currTable.entries = 0;</text:p>
      <text:p text:style-name="P2"/>
      <text:p text:style-name="P2"><text:tab/>f = fopen("in.c", "r");</text:p>
      <text:p text:style-name="P2"><text:tab/>lex = fopen("lex.txt", "w");</text:p>
      <text:p text:style-name="P2"><text:tab/>st = fopen("st.txt", "w");</text:p>
      <text:p text:style-name="P2"/>
      <text:p text:style-name="P2"><text:tab/>Program();</text:p>
      <text:p text:style-name="P2"/>
      <text:p text:style-name="P2"><text:tab/>if (strcmp(cT.token_name, "$") == 0) {</text:p>
      <text:p text:style-name="P2"><text:tab/><text:tab/>valid();</text:p>
      <text:p text:style-name="P2"><text:tab/>} else {</text:p>
      <text:p text:style-name="P2"><text:tab/><text:tab/>invalid("EOF", cT.row, cT.col);</text:p>
      <text:p text:style-name="P2"><text:tab/>}</text:p>
      <text:p text:style-name="P2"/>
      <text:p text:style-name="P2"><text:tab/>fclose(f);</text:p>
      <text:p text:style-name="P2"><text:tab/>fclose(lex);</text:p>
      <text:p text:style-name="P2"><text:tab/>fclose(st);</text:p>
      <text:p text:style-name="P2">}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785cm" fo:margin-right="0.70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6T16:38:38.419948397</meta:creation-date>
    <dc:date>2020-12-16T16:45:22.153079730</dc:date>
    <meta:editing-duration>PT6M46S</meta:editing-duration>
    <meta:editing-cycles>1</meta:editing-cycles>
    <meta:document-statistic meta:table-count="0" meta:image-count="0" meta:object-count="0" meta:page-count="14" meta:paragraph-count="716" meta:word-count="2168" meta:character-count="13199" meta:non-whitespace-character-count="10315"/>
    <meta:generator>LibreOffice/6.0.7.3$Linux_X86_64 LibreOffice_project/00m0$Build-3</meta:generator>
  </office:meta>
</office:document-meta>
</file>